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Preformatted_20_Text">
      <style:paragraph-properties fo:margin-top="0cm" fo:margin-bottom="0.499cm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 text:is-list-header="true">Kodexempel</text:h>
      <text:h text:style-name="Heading_20_3" text:outline-level="3" text:is-list-header="true">Variabler, utskrift och kommentarer </text:h>
      <text:p text:style-name="Horizontal_20_Line"/>
      <text:p text:style-name="Preformatted_20_Text"><text:bookmark text:name="pycode"/>"""average.py</text:p>
      <text:p text:style-name="Preformatted_20_Text">Linda Mannila 2007</text:p>
      <text:p text:style-name="Preformatted_20_Text">Calculates the average of two numbers."""</text:p>
      <text:p text:style-name="Preformatted_20_Text"/>
      <text:p text:style-name="Preformatted_20_Text">print</text:p>
      <text:p text:style-name="Preformatted_20_Text"/>
      <text:p text:style-name="Preformatted_20_Text">n1 = input("Give me a number: ")</text:p>
      <text:p text:style-name="Preformatted_20_Text">n2 = input("Give me another one: ")</text:p>
      <text:p text:style-name="Preformatted_20_Text">avg = (n1 + n2)/2.0</text:p>
      <text:p text:style-name="Preformatted_20_Text"/>
      <text:p text:style-name="P1">print "The average is", avg</text:p>
      <text:p text:style-name="Horizontal_20_Line"/>
      <text:p text:style-name="Preformatted_20_Text"><text:bookmark text:name="pycode1"/>"""bmi.py</text:p>
      <text:p text:style-name="Preformatted_20_Text">Linda Mannila 2007</text:p>
      <text:p text:style-name="Preformatted_20_Text">Calculates the body mass index."""</text:p>
      <text:p text:style-name="Preformatted_20_Text"/>
      <text:p text:style-name="Preformatted_20_Text">print "***********************************"</text:p>
      <text:p text:style-name="Preformatted_20_Text">print "* Body Mass Index *"</text:p>
      <text:p text:style-name="Preformatted_20_Text">print "***********************************"</text:p>
      <text:p text:style-name="Preformatted_20_Text">print</text:p>
      <text:p text:style-name="Preformatted_20_Text"/>
      <text:p text:style-name="Preformatted_20_Text"># Read data from the user</text:p>
      <text:p text:style-name="Preformatted_20_Text">weight = input("Your weight (kg)? ")</text:p>
      <text:p text:style-name="Preformatted_20_Text">height = input("Your height (cm)? ")/100.0</text:p>
      <text:p text:style-name="Preformatted_20_Text"/>
      <text:p text:style-name="P1">print "BMI:", weight/height**2</text:p>
      <text:p text:style-name="Horizontal_20_Line"/>
      <text:p text:style-name="Preformatted_20_Text"><text:bookmark text:name="pycode2"/>'''madlibs.py</text:p>
      <text:p text:style-name="Preformatted_20_Text">Linda Mannila 2007</text:p>
      <text:p text:style-name="Preformatted_20_Text">Constructs a funny story based on the input data'''</text:p>
      <text:p text:style-name="Preformatted_20_Text"/>
      <text:p text:style-name="Preformatted_20_Text">text1 = "To be or not to "</text:p>
      <text:p text:style-name="Preformatted_20_Text">text2 = ", that is the "</text:p>
      <text:p text:style-name="Preformatted_20_Text">text3 = "; Whether 'tis nobler in the "</text:p>
      <text:p text:style-name="Preformatted_20_Text">text4 = " to suffer the slings and "</text:p>
      <text:p text:style-name="Preformatted_20_Text">text5 = " of "</text:p>
      <text:p text:style-name="Preformatted_20_Text">text6 = " fortune, or so take "</text:p>
      <text:p text:style-name="Preformatted_20_Text">text7 = " against a sea of "</text:p>
      <text:p text:style-name="Preformatted_20_Text">text8 = " and by "</text:p>
      <text:p text:style-name="Preformatted_20_Text">text9 = " end them. "</text:p>
      <text:p text:style-name="Preformatted_20_Text"/>
      <text:p text:style-name="Preformatted_20_Text">var1 = raw_input("Enter a verb: ")</text:p>
      <text:p text:style-name="Preformatted_20_Text">var2 = raw_input("Enter a noun: ")</text:p>
      <text:p text:style-name="Preformatted_20_Text">var3 = raw_input("Enter a noun: ")</text:p>
      <text:p text:style-name="Preformatted_20_Text">var4 = raw_input("Enter a plural noun: ")</text:p>
      <text:p text:style-name="Preformatted_20_Text">var5 = raw_input("Enter an adjective: ")</text:p>
      <text:p text:style-name="Preformatted_20_Text">var6 = raw_input("Enter a plural noun: ")</text:p>
      <text:p text:style-name="Preformatted_20_Text">var7 = raw_input("Enter a plural noun: ")</text:p>
      <text:p text:style-name="Preformatted_20_Text">var8 = raw_input("Enter a verb ending in -ing: ")</text:p>
      <text:p text:style-name="Preformatted_20_Text"/>
      <text:p text:style-name="Preformatted_20_Text">print text1+var1+text2+var2+text3+var3+text4+var4+\</text:p>
      <text:p text:style-name="Preformatted_20_Text">text5+var5+text6+var6+text7+var7+text8+var8+\</text:p>
      <text:p text:style-name="P1">text9</text:p>
      <text:p text:style-name="Horizontal_20_Line"/>
      <text:p text:style-name="Preformatted_20_Text"><text:bookmark text:name="pycode3"/>'''coins.py</text:p>
      <text:p text:style-name="Preformatted_20_Text">Linda Mannila 2007</text:p>
      <text:p text:style-name="Preformatted_20_Text">Calculates the total worth of a set of coins'''</text:p>
      <text:p text:style-name="Preformatted_20_Text"/>
      <text:p text:style-name="Preformatted_20_Text">print "Coin calculator\n"</text:p>
      <text:p text:style-name="Preformatted_20_Text">print "Give me the number of different coins you have:\"</text:p>
      <text:p text:style-name="Preformatted_20_Text"/>
      <text:p text:style-name="Preformatted_20_Text">two = input("2-euro: ")</text:p>
      <text:p text:style-name="Preformatted_20_Text">one = input("1-euro: ")</text:p>
      <text:p text:style-name="Preformatted_20_Text">fifty = input("50-cent: ")</text:p>
      <text:p text:style-name="Preformatted_20_Text">twenty = input("20-cent: ")</text:p>
      <text:p text:style-name="Preformatted_20_Text">ten = input("10-cent: ")</text:p>
      <text:p text:style-name="Preformatted_20_Text">five = input("5-cent: ")</text:p>
      <text:p text:style-name="Preformatted_20_Text"/>
      <text:p text:style-name="Preformatted_20_Text">total = (two*2)+(one*1)+(fifty*0.5)+(twenty*0.2)+\</text:p>
      <text:p text:style-name="Preformatted_20_Text">(ten*0.1)+(five*0.05)</text:p>
      <text:p text:style-name="Preformatted_20_Text"/>
      <text:p text:style-name="Preformatted_20_Text">print</text:p>
      <text:p text:style-name="P1">print "Your coins are worth", total, "euro."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Times New Roman" fo:font-size="24pt" fo:font-weight="bold" style:font-name-asian="Arial Unicode MS" style:font-size-asian="24pt" style:font-weight-asian="bold" style:font-name-complex="Tahoma" style:font-size-complex="24pt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Times New Roman" fo:font-size="14pt" fo:font-weight="bold" style:font-name-asian="Arial Unicode MS" style:font-size-asian="14pt" style:font-weight-asian="bold" style:font-name-complex="Tahoma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7-09-20T17:57:58</meta:creation-date>
    <dc:date>2007-09-20T17:58:46</dc:date>
    <dc:language>en-US</dc:language>
    <meta:editing-cycles>2</meta:editing-cycles>
    <meta:editing-duration>PT5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59" meta:word-count="271" meta:character-count="1706"/>
  </office:meta>
</office:document-meta>
</file>